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359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hi" style:country-asian="IN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hi" style:country-asian="IN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of Files required</text:p>
          </table:table-cell>
          <table:table-cell office:value-type="string" calcext:value-type="string">
            <text:p>Function performed by class or file</text:p>
          </table:table-cell>
        </table:table-row>
        <table:table-row table:style-name="ro1">
          <table:table-cell office:value-type="string" calcext:value-type="string">
            <text:p>TestClientKrishiSevak.idl</text:p>
          </table:table-cell>
          <table:table-cell office:value-type="string" calcext:value-type="string">
            <text:p>Define TestClient of KrishiSevak app with all function can be performed by app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ClientKrishiSevak.i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reate profile of KrishiSevak</text:p>
          </table:table-cell>
          <table:table-cell office:value-type="string" calcext:value-type="string">
            <text:p>CreateKrishiSevakProflie(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. Logi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Password 3. 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 Ph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 Type of KrishiSeav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Ph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 About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ommunication detail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19:01.476795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8:16:59.358810344</meta:creation-date>
    <dc:date>2020-06-03T20:19:28.880863591</dc:date>
    <meta:editing-duration>PT3H54M1S</meta:editing-duration>
    <meta:editing-cycles>5</meta:editing-cycles>
    <meta:generator>LibreOffice/6.0.7.3$Linux_X86_64 LibreOffice_project/00m0$Build-3</meta:generator>
    <meta:document-statistic meta:table-count="2" meta:cell-count="15" meta:object-count="0"/>
  </office:meta>
</office:document-meta>
</file>